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/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/>
          <table:table-cell table:style-name="ce0" office:value-type="string">
            <text:p>→：Hyamu Tunnel
↓：Ento Village
←：Heavenly Palace・Rūjī Rui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5T11:38:40+01:00</meta:creation-date>
    <dc:date>2019-12-15T11:38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